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" manifest:media-type="application/vnd.sun.star.oleobjec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69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c5e0b4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4b18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c5e0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cell-protect="none" style:print-content="true" style:rotation-align="none"/>
    </style:style>
    <style:style style:name="ce6" style:family="table-cell" style:parent-style-name="Default" style:data-style-name="N115">
      <style:table-cell-properties style:cell-protect="none" style:print-content="true" style:rotation-align="none"/>
    </style:style>
    <style:style style:name="ce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15">
      <style:table-cell-properties style:rotation-align="non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2" table:style-name="ta1">
        <office:forms form:automatic-focus="false" form:apply-design-mode="false"/>
        <table:shapes>
          <draw:line draw:z-index="1" draw:style-name="gr1" draw:text-style-name="P1" svg:x1="270.17mm" svg:y1="132.47mm" svg:x2="270.17mm" svg:y2="100.07mm">
            <text:p/>
          </draw:line>
          <draw:line draw:z-index="2" draw:style-name="gr1" draw:text-style-name="P1" svg:x1="221.17mm" svg:y1="100.53mm" svg:x2="270.93mm" svg:y2="100.97mm">
            <text:p/>
          </draw:line>
        </table:shapes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3" table:default-cell-style-name="ce8"/>
        <table:table-column table:style-name="co1" table:number-columns-repeated="3" table:default-cell-style-name="Default"/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2"/>
          <table:table-cell table:style-name="ce1" office:value-type="string" calcext:value-type="string">
            <text:p>Costes fijos</text:p>
          </table:table-cell>
          <table:table-cell table:style-name="ce6" office:value-type="currency" office:currency="EUR" office:value="3000" calcext:value-type="currency">
            <text:p>3.000,00 € 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1" office:value-type="string" calcext:value-type="string">
            <text:p>Precio por unidad</text:p>
          </table:table-cell>
          <table:table-cell table:style-name="ce6" office:value-type="currency" office:currency="EUR" office:value="400" calcext:value-type="currency">
            <text:p>400,00 € 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1" office:value-type="string" calcext:value-type="string">
            <text:p>Costes variables por unidad</text:p>
          </table:table-cell>
          <table:table-cell table:style-name="ce6" office:value-type="currency" office:currency="EUR" office:value="250" calcext:value-type="currency">
            <text:p>250,00 € 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 calcext:value-type="string">
            <text:p>Umbral de rentabilidad</text:p>
          </table:table-cell>
          <table:table-cell table:style-name="ce7" table:formula="of:=[.D4]/([.D5]-[.D6])" office:value-type="float" office:value="20" calcext:value-type="float">
            <text:p><text:s/>20,00 <text:s text:c="3"/></text:p>
          </table:table-cell>
          <table:table-cell table:style-name="ce9" office:value-type="string" calcext:value-type="string">
            <text:p>Unidades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2"/>
          <table:table-cell table:style-name="ce3" office:value-type="string" calcext:value-type="string">
            <text:p>Beneficios</text:p>
          </table:table-cell>
          <table:table-cell table:formula="of:=[.D5]*[.D8]-[.D6]*[.D8]-[.D4]" office:value-type="currency" office:currency="EUR" office:value="0" calcext:value-type="currency">
            <text:p>- € </text:p>
          </table:table-cell>
          <table:table-cell table:style-name="Default" table:number-columns-repeated="2"/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2"/>
          <table:table-cell table:style-name="ce4" office:value-type="string" calcext:value-type="string">
            <text:p>Unidades</text:p>
          </table:table-cell>
          <table:table-cell table:style-name="ce4" office:value-type="string" calcext:value-type="string">
            <text:p>Ventas</text:p>
          </table:table-cell>
          <table:table-cell table:style-name="ce4" office:value-type="string" calcext:value-type="string">
            <text:p>Costes</text:p>
          </table:table-cell>
          <table:table-cell table:style-name="ce4" office:value-type="string" calcext:value-type="string">
            <text:p>Beneficio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table:formula="of:=[.C14]*[.$D$5]" office:value-type="currency" office:currency="EUR" office:value="0" calcext:value-type="currency">
            <text:p>- € </text:p>
          </table:table-cell>
          <table:table-cell table:formula="of:=[.C14]*[.$D$6]+[.$D$4]" office:value-type="currency" office:currency="EUR" office:value="3000" calcext:value-type="currency">
            <text:p>3.000,00 € </text:p>
          </table:table-cell>
          <table:table-cell table:formula="of:=[.D14]-[.E14]" office:value-type="currency" office:currency="EUR" office:value="-3000" calcext:value-type="currency">
            <text:p>-3.000,00 €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formula="of:=[.C15]*[.$D$5]" office:value-type="currency" office:currency="EUR" office:value="800" calcext:value-type="currency">
            <text:p>800,00 € </text:p>
          </table:table-cell>
          <table:table-cell table:formula="of:=[.C15]*[.$D$6]+[.$D$4]" office:value-type="currency" office:currency="EUR" office:value="3500" calcext:value-type="currency">
            <text:p>3.500,00 € </text:p>
          </table:table-cell>
          <table:table-cell table:formula="of:=[.D15]-[.E15]" office:value-type="currency" office:currency="EUR" office:value="-2700" calcext:value-type="currency">
            <text:p>-2.700,00 € </text:p>
          </table:table-cell>
          <table:table-cell table:number-columns-repeated="2"/>
          <table:table-cell>
            <draw:frame table:end-cell-address="Hoja2.O32" table:end-x="9.62mm" table:end-y="0.39mm" draw:z-index="0" draw:name="Gráfico 1" draw:style-name="gr2" draw:text-style-name="P2" svg:width="133.82mm" svg:height="78.97mm" svg:x="11.26mm" svg:y="3.83m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formula="of:=[.C16]*[.$D$5]" office:value-type="currency" office:currency="EUR" office:value="1600" calcext:value-type="currency">
            <text:p>1.600,00 € </text:p>
          </table:table-cell>
          <table:table-cell table:formula="of:=[.C16]*[.$D$6]+[.$D$4]" office:value-type="currency" office:currency="EUR" office:value="4000" calcext:value-type="currency">
            <text:p>4.000,00 € </text:p>
          </table:table-cell>
          <table:table-cell table:formula="of:=[.D16]-[.E16]" office:value-type="currency" office:currency="EUR" office:value="-2400" calcext:value-type="currency">
            <text:p>-2.400,00 €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formula="of:=[.C17]*[.$D$5]" office:value-type="currency" office:currency="EUR" office:value="2400" calcext:value-type="currency">
            <text:p>2.400,00 € </text:p>
          </table:table-cell>
          <table:table-cell table:formula="of:=[.C17]*[.$D$6]+[.$D$4]" office:value-type="currency" office:currency="EUR" office:value="4500" calcext:value-type="currency">
            <text:p>4.500,00 € </text:p>
          </table:table-cell>
          <table:table-cell table:formula="of:=[.D17]-[.E17]" office:value-type="currency" office:currency="EUR" office:value="-2100" calcext:value-type="currency">
            <text:p>-2.100,00 €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formula="of:=[.C18]*[.$D$5]" office:value-type="currency" office:currency="EUR" office:value="3200" calcext:value-type="currency">
            <text:p>3.200,00 € </text:p>
          </table:table-cell>
          <table:table-cell table:formula="of:=[.C18]*[.$D$6]+[.$D$4]" office:value-type="currency" office:currency="EUR" office:value="5000" calcext:value-type="currency">
            <text:p>5.000,00 € </text:p>
          </table:table-cell>
          <table:table-cell table:formula="of:=[.D18]-[.E18]" office:value-type="currency" office:currency="EUR" office:value="-1800" calcext:value-type="currency">
            <text:p>-1.800,00 €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formula="of:=[.C19]*[.$D$5]" office:value-type="currency" office:currency="EUR" office:value="4000" calcext:value-type="currency">
            <text:p>4.000,00 € </text:p>
          </table:table-cell>
          <table:table-cell table:formula="of:=[.C19]*[.$D$6]+[.$D$4]" office:value-type="currency" office:currency="EUR" office:value="5500" calcext:value-type="currency">
            <text:p>5.500,00 € </text:p>
          </table:table-cell>
          <table:table-cell table:formula="of:=[.D19]-[.E19]" office:value-type="currency" office:currency="EUR" office:value="-1500" calcext:value-type="currency">
            <text:p>-1.500,00 €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formula="of:=[.C20]*[.$D$5]" office:value-type="currency" office:currency="EUR" office:value="4800" calcext:value-type="currency">
            <text:p>4.800,00 € </text:p>
          </table:table-cell>
          <table:table-cell table:formula="of:=[.C20]*[.$D$6]+[.$D$4]" office:value-type="currency" office:currency="EUR" office:value="6000" calcext:value-type="currency">
            <text:p>6.000,00 € </text:p>
          </table:table-cell>
          <table:table-cell table:formula="of:=[.D20]-[.E20]" office:value-type="currency" office:currency="EUR" office:value="-1200" calcext:value-type="currency">
            <text:p>-1.200,00 €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formula="of:=[.C21]*[.$D$5]" office:value-type="currency" office:currency="EUR" office:value="5600" calcext:value-type="currency">
            <text:p>5.600,00 € </text:p>
          </table:table-cell>
          <table:table-cell table:formula="of:=[.C21]*[.$D$6]+[.$D$4]" office:value-type="currency" office:currency="EUR" office:value="6500" calcext:value-type="currency">
            <text:p>6.500,00 € </text:p>
          </table:table-cell>
          <table:table-cell table:formula="of:=[.D21]-[.E21]" office:value-type="currency" office:currency="EUR" office:value="-900" calcext:value-type="currency">
            <text:p>-900,00 €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formula="of:=[.C22]*[.$D$5]" office:value-type="currency" office:currency="EUR" office:value="6400" calcext:value-type="currency">
            <text:p>6.400,00 € </text:p>
          </table:table-cell>
          <table:table-cell table:formula="of:=[.C22]*[.$D$6]+[.$D$4]" office:value-type="currency" office:currency="EUR" office:value="7000" calcext:value-type="currency">
            <text:p>7.000,00 € </text:p>
          </table:table-cell>
          <table:table-cell table:formula="of:=[.D22]-[.E22]" office:value-type="currency" office:currency="EUR" office:value="-600" calcext:value-type="currency">
            <text:p>-600,00 €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formula="of:=[.C23]*[.$D$5]" office:value-type="currency" office:currency="EUR" office:value="7200" calcext:value-type="currency">
            <text:p>7.200,00 € </text:p>
          </table:table-cell>
          <table:table-cell table:formula="of:=[.C23]*[.$D$6]+[.$D$4]" office:value-type="currency" office:currency="EUR" office:value="7500" calcext:value-type="currency">
            <text:p>7.500,00 € </text:p>
          </table:table-cell>
          <table:table-cell table:formula="of:=[.D23]-[.E23]" office:value-type="currency" office:currency="EUR" office:value="-300" calcext:value-type="currency">
            <text:p>-300,00 €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formula="of:=[.C24]*[.$D$5]" office:value-type="currency" office:currency="EUR" office:value="8000" calcext:value-type="currency">
            <text:p>8.000,00 € </text:p>
          </table:table-cell>
          <table:table-cell table:formula="of:=[.C24]*[.$D$6]+[.$D$4]" office:value-type="currency" office:currency="EUR" office:value="8000" calcext:value-type="currency">
            <text:p>8.000,00 € </text:p>
          </table:table-cell>
          <table:table-cell table:formula="of:=[.D24]-[.E24]" office:value-type="currency" office:currency="EUR" office:value="0" calcext:value-type="currency">
            <text:p>- €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table:formula="of:=[.C25]*[.$D$5]" office:value-type="currency" office:currency="EUR" office:value="8800" calcext:value-type="currency">
            <text:p>8.800,00 € </text:p>
          </table:table-cell>
          <table:table-cell table:formula="of:=[.C25]*[.$D$6]+[.$D$4]" office:value-type="currency" office:currency="EUR" office:value="8500" calcext:value-type="currency">
            <text:p>8.500,00 € </text:p>
          </table:table-cell>
          <table:table-cell table:formula="of:=[.D25]-[.E25]" office:value-type="currency" office:currency="EUR" office:value="300" calcext:value-type="currency">
            <text:p>300,00 €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table:formula="of:=[.C26]*[.$D$5]" office:value-type="currency" office:currency="EUR" office:value="9600" calcext:value-type="currency">
            <text:p>9.600,00 € </text:p>
          </table:table-cell>
          <table:table-cell table:formula="of:=[.C26]*[.$D$6]+[.$D$4]" office:value-type="currency" office:currency="EUR" office:value="9000" calcext:value-type="currency">
            <text:p>9.000,00 € </text:p>
          </table:table-cell>
          <table:table-cell table:formula="of:=[.D26]-[.E26]" office:value-type="currency" office:currency="EUR" office:value="600" calcext:value-type="currency">
            <text:p>600,00 €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table:formula="of:=[.C27]*[.$D$5]" office:value-type="currency" office:currency="EUR" office:value="10400" calcext:value-type="currency">
            <text:p>10.400,00 € </text:p>
          </table:table-cell>
          <table:table-cell table:formula="of:=[.C27]*[.$D$6]+[.$D$4]" office:value-type="currency" office:currency="EUR" office:value="9500" calcext:value-type="currency">
            <text:p>9.500,00 € </text:p>
          </table:table-cell>
          <table:table-cell table:formula="of:=[.D27]-[.E27]" office:value-type="currency" office:currency="EUR" office:value="900" calcext:value-type="currency">
            <text:p>900,00 €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28" calcext:value-type="float">
            <text:p>28</text:p>
          </table:table-cell>
          <table:table-cell table:formula="of:=[.C28]*[.$D$5]" office:value-type="currency" office:currency="EUR" office:value="11200" calcext:value-type="currency">
            <text:p>11.200,00 € </text:p>
          </table:table-cell>
          <table:table-cell table:formula="of:=[.C28]*[.$D$6]+[.$D$4]" office:value-type="currency" office:currency="EUR" office:value="10000" calcext:value-type="currency">
            <text:p>10.000,00 € </text:p>
          </table:table-cell>
          <table:table-cell table:formula="of:=[.D28]-[.E28]" office:value-type="currency" office:currency="EUR" office:value="1200" calcext:value-type="currency">
            <text:p>1.200,00 €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table:formula="of:=[.C29]*[.$D$5]" office:value-type="currency" office:currency="EUR" office:value="12000" calcext:value-type="currency">
            <text:p>12.000,00 € </text:p>
          </table:table-cell>
          <table:table-cell table:formula="of:=[.C29]*[.$D$6]+[.$D$4]" office:value-type="currency" office:currency="EUR" office:value="10500" calcext:value-type="currency">
            <text:p>10.500,00 € </text:p>
          </table:table-cell>
          <table:table-cell table:formula="of:=[.D29]-[.E29]" office:value-type="currency" office:currency="EUR" office:value="1500" calcext:value-type="currency">
            <text:p>1.500,00 € 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5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15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07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2">00/00/0000</text:date>, <text:time style:data-style-name="N2" text:time-value="19:02:38.0234461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MBRAL_20_DE_20_RENTABILIDAD" style:display-name="PageStyle_UMBRAL DE RENTABILIDA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MA</meta:initial-creator>
    <meta:creation-date>2014-03-10T14:06:30</meta:creation-date>
    <dc:date>2019-02-02T20:12:01.260853573</dc:date>
    <meta:generator>LibreOffice/6.0.7.3$Linux_X86_64 LibreOffice_project/00m0$Build-3</meta:generator>
    <meta:editing-duration>PT20M</meta:editing-duration>
    <meta:editing-cycles>7</meta:editing-cycles>
    <meta:document-statistic meta:table-count="1" meta:cell-count="79" meta:object-count="3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currency-style style:name="N115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15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0000" number:language="es" number:country="E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1000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axis-label-position="outside-start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115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115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15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15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3.383cm" svg:height="7.898cm" xlink:href="." xlink:type="simple" chart:class="chart:line" chart:style-name="ch1">
        <chart:title svg:x="3.824cm" svg:y="0.293cm" chart:style-name="ch2">
          <text:p>UMBRAL DE RENTABILIDAD</text:p>
        </chart:title>
        <chart:legend chart:legend-position="end" svg:x="10.74cm" svg:y="3.27cm" style:legend-expansion="high" chart:style-name="ch3"/>
        <chart:plot-area chart:style-name="ch4" chart:data-source-has-labels="both" svg:x="1.274cm" svg:y="1.249cm" svg:width="9.199cm" svg:height="5.515cm">
          <chartooo:coordinate-region svg:x="2.91cm" svg:y="1.409cm" svg:width="7.349cm" svg:height="4.787cm"/>
          <chart:axis chart:dimension="x" chart:name="primary-x" chart:style-name="ch5" chartooo:axis-type="auto">
            <chartooo:date-scale/>
            <chart:title svg:x="5.161cm" svg:y="6.921cm" chart:style-name="ch6">
              <text:p>Unidades</text:p>
            </chart:title>
            <chart:categories table:cell-range-address="local-table.$A$2:.$A$17"/>
          </chart:axis>
          <chart:axis chart:dimension="y" chart:name="primary-y" chart:style-name="ch7">
            <chart:title svg:x="0.451cm" svg:y="4.771cm" chart:style-name="ch8">
              <text:p>Beneficios</text:p>
            </chart:title>
            <chart:grid chart:style-name="ch9" chart:class="major"/>
          </chart:axis>
          <chart:series chart:style-name="ch10" chart:values-cell-range-address="local-table.$B$2:.$B$17" chart:label-cell-address="local-table.$B$1" chart:class="chart:line">
            <chart:data-point chart:repeated="16"/>
          </chart:series>
          <chart:series chart:style-name="ch11" chart:values-cell-range-address="local-table.$C$2:.$C$17" chart:label-cell-address="local-table.$C$1" chart:class="chart:line">
            <chart:data-point chart:repeated="16"/>
          </chart:series>
          <chart:series chart:style-name="ch12" chart:values-cell-range-address="local-table.$D$2:.$D$17" chart:label-cell-address="local-table.$D$1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</table:table-cell>
              <table:table-cell office:value-type="string">
                <text:p>Costes</text:p>
              </table:table-cell>
              <table:table-cell office:value-type="string">
                <text:p>Beneficio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00">
                <text:p>3000</text:p>
              </table:table-cell>
              <table:table-cell office:value-type="float" office:value="-3000">
                <text:p>-300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00">
                <text:p>800</text:p>
              </table:table-cell>
              <table:table-cell office:value-type="float" office:value="3500">
                <text:p>3500</text:p>
              </table:table-cell>
              <table:table-cell office:value-type="float" office:value="-2700">
                <text:p>-27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00">
                <text:p>1600</text:p>
              </table:table-cell>
              <table:table-cell office:value-type="float" office:value="4000">
                <text:p>4000</text:p>
              </table:table-cell>
              <table:table-cell office:value-type="float" office:value="-2400">
                <text:p>-24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400">
                <text:p>2400</text:p>
              </table:table-cell>
              <table:table-cell office:value-type="float" office:value="4500">
                <text:p>4500</text:p>
              </table:table-cell>
              <table:table-cell office:value-type="float" office:value="-2100">
                <text:p>-21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200">
                <text:p>3200</text:p>
              </table:table-cell>
              <table:table-cell office:value-type="float" office:value="5000">
                <text:p>5000</text:p>
              </table:table-cell>
              <table:table-cell office:value-type="float" office:value="-1800">
                <text:p>-18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000">
                <text:p>4000</text:p>
              </table:table-cell>
              <table:table-cell office:value-type="float" office:value="5500">
                <text:p>5500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  <table:table-cell office:value-type="float" office:value="6000">
                <text:p>6000</text:p>
              </table:table-cell>
              <table:table-cell office:value-type="float" office:value="-1200">
                <text:p>-12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600">
                <text:p>5600</text:p>
              </table:table-cell>
              <table:table-cell office:value-type="float" office:value="6500">
                <text:p>6500</text:p>
              </table:table-cell>
              <table:table-cell office:value-type="float" office:value="-900">
                <text:p>-9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400">
                <text:p>6400</text:p>
              </table:table-cell>
              <table:table-cell office:value-type="float" office:value="7000">
                <text:p>7000</text:p>
              </table:table-cell>
              <table:table-cell office:value-type="float" office:value="-600">
                <text:p>-60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200">
                <text:p>7200</text:p>
              </table:table-cell>
              <table:table-cell office:value-type="float" office:value="7500">
                <text:p>7500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800">
                <text:p>8800</text:p>
              </table:table-cell>
              <table:table-cell office:value-type="float" office:value="8500">
                <text:p>85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9600">
                <text:p>9600</text:p>
              </table:table-cell>
              <table:table-cell office:value-type="float" office:value="9000">
                <text:p>90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0400">
                <text:p>10400</text:p>
              </table:table-cell>
              <table:table-cell office:value-type="float" office:value="9500">
                <text:p>95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200">
                <text:p>11200</text:p>
              </table:table-cell>
              <table:table-cell office:value-type="float" office:value="10000">
                <text:p>100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000">
                <text:p>12000</text:p>
              </table:table-cell>
              <table:table-cell office:value-type="float" office:value="10500">
                <text:p>10500</text:p>
              </table:table-cell>
              <table:table-cell office:value-type="float" office:value="1500">
                <text:p>15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